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dash" draw:stroke-dash="Fine_20_Dotte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svg:x="6.08cm" svg:y="18.78cm">
          <text:p text:style-name="P1"><text:span text:style-name="T1">bus_sonar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svg:x="9.89cm" svg:y="18.78cm">
          <text:p text:style-name="P1"><text:span text:style-name="T1">bus_bridge_encoders_so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08cm" svg:height="1.27cm" svg:x="7.35cm" svg:y="14.97cm">
          <text:p text:style-name="P1"><text:span text:style-name="T1">bus_raspberry_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2.27cm" svg:y="18.78cm">
          <text:p text:style-name="P1"><text:span text:style-name="T1">bus_sonar10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35cm" svg:y1="17.51cm" svg:x2="7.35cm" svg:y2="18.78cm">
          <text:p/>
        </draw:line>
        <draw:line draw:style-name="gr2" draw:text-style-name="P1" draw:layer="layout" svg:x1="3.54cm" svg:y1="17.51cm" svg:x2="3.54cm" svg:y2="18.78cm">
          <text:p/>
        </draw:line>
        <draw:line draw:style-name="gr2" draw:text-style-name="P1" draw:layer="layout" svg:x1="12.811cm" svg:y1="17.51cm" svg:x2="12.811cm" svg:y2="18.78cm">
          <text:p/>
        </draw:line>
        <draw:line draw:style-name="gr2" draw:text-style-name="P1" draw:layer="layout" svg:x1="9.89cm" svg:y1="16.24cm" svg:x2="9.89cm" svg:y2="17.51cm">
          <text:p/>
        </draw:line>
        <draw:line draw:style-name="gr2" draw:text-style-name="P1" draw:layer="layout" svg:x1="2.27cm" svg:y1="17.51cm" svg:x2="17.51cm" svg:y2="17.51cm">
          <text:p/>
        </draw:line>
        <draw:custom-shape draw:style-name="gr3" draw:text-style-name="P1" draw:layer="layout" svg:width="18.034cm" svg:height="10.16cm" svg:x="1.635cm" svg:y="3.41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89cm" svg:y1="14.97cm" svg:x2="9.89cm" svg:y2="13.7cm">
          <text:p/>
        </draw:line>
        <draw:frame draw:style-name="gr4" draw:text-style-name="P3" draw:layer="layout" svg:width="1.281cm" svg:height="0.729cm" svg:x="10.144cm" svg:y="14.081cm">
          <draw:text-box>
            <text:p><text:span text:style-name="T1">8N1</text:span></text:p>
          </draw:text-box>
        </draw:frame>
        <draw:frame draw:style-name="gr5" draw:text-style-name="P3" draw:layer="layout" svg:width="1.281cm" svg:height="0.729cm" svg:x="10.017cm" svg:y="16.494cm">
          <draw:text-box>
            <text:p text:style-name="P3">9N1</text:p>
          </draw:text-box>
        </draw:frame>
        <draw:frame draw:style-name="gr4" draw:text-style-name="P3" draw:layer="layout" svg:width="3.309cm" svg:height="0.729cm" svg:x="1.755cm" svg:y="3.7cm">
          <draw:text-box>
            <text:p text:style-name="P3">Raspberry Pi 2</text:p>
          </draw:text-box>
        </draw:frame>
        <draw:custom-shape draw:style-name="gr1" draw:text-style-name="P2" draw:layer="layout" svg:width="3.429cm" svg:height="1.016cm" svg:x="8.112cm" svg:y="11.795cm">
          <text:p text:style-name="P2">node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683cm" svg:height="1.016cm" svg:x="2.778cm" svg:y="10.017cm">
          <text:p text:style-name="P2">node_sonar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683cm" svg:height="1.016cm" svg:x="8.112cm" svg:y="9.509cm">
          <text:p text:style-name="P2">node_sonar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985cm" svg:height="1.016cm" draw:transform="skewX (-0.0010471975511966) rotate (-0.00104719755119678) translate (12.43cm 10.017cm)">
          <text:p text:style-name="P2">node_bridge_encoders_son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953cm" svg:y1="10.906cm" svg:x2="8.239cm" svg:y2="12.43cm">
          <text:p/>
        </draw:line>
        <draw:line draw:style-name="gr2" draw:text-style-name="P2" draw:layer="layout" svg:x1="9.89cm" svg:y1="10.398cm" svg:x2="9.89cm" svg:y2="11.922cm">
          <text:p/>
        </draw:line>
        <draw:line draw:style-name="gr2" draw:text-style-name="P2" draw:layer="layout" svg:x1="15.986cm" svg:y1="11.033cm" svg:x2="11.541cm" svg:y2="12.303cm">
          <text:p/>
        </draw:line>
        <draw:custom-shape draw:style-name="gr1" draw:text-style-name="P2" draw:layer="layout" svg:width="3.81cm" svg:height="3.81cm" svg:x="21.32cm" svg:y="3.54cm">
          <text:p text:style-name="P2">WiFi Access Poi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5.08cm" svg:x="21.32cm" svg:y="8.62cm">
          <text:p text:style-name="P2">Desktop/Laptop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6.4cm" svg:y1="2.27cm" svg:x2="26.4cm" svg:y2="13.7cm">
          <text:p/>
        </draw:line>
        <draw:line draw:style-name="gr2" draw:text-style-name="P2" draw:layer="layout" svg:x1="25.13cm" svg:y1="11.16cm" svg:x2="26.4cm" svg:y2="11.16cm">
          <text:p/>
        </draw:line>
        <draw:line draw:style-name="gr2" draw:text-style-name="P2" draw:layer="layout" svg:x1="25.13cm" svg:y1="5.445cm" svg:x2="26.4cm" svg:y2="5.445cm">
          <text:p/>
        </draw:line>
        <draw:line draw:style-name="gr6" draw:text-style-name="P2" draw:layer="layout" svg:x1="22.717cm" svg:y1="1.889cm" svg:x2="23.733cm" svg:y2="1.889cm">
          <text:p/>
        </draw:line>
        <draw:line draw:style-name="gr6" draw:text-style-name="P2" draw:layer="layout" svg:x1="22.717cm" svg:y1="1.889cm" svg:x2="23.225cm" svg:y2="2.905cm">
          <text:p/>
        </draw:line>
        <draw:line draw:style-name="gr6" draw:text-style-name="P2" draw:layer="layout" svg:x1="23.733cm" svg:y1="1.889cm" svg:x2="23.225cm" svg:y2="2.905cm">
          <text:p/>
        </draw:line>
        <draw:line draw:style-name="gr6" draw:text-style-name="P2" draw:layer="layout" svg:x1="23.225cm" svg:y1="2.778cm" svg:x2="23.225cm" svg:y2="3.54cm">
          <text:p/>
        </draw:line>
        <draw:line draw:style-name="gr6" draw:text-style-name="P2" draw:layer="layout" svg:x1="22.717cm" svg:y1="1.89cm" svg:x2="23.733cm" svg:y2="1.89cm">
          <text:p/>
        </draw:line>
        <draw:line draw:style-name="gr6" draw:text-style-name="P2" draw:layer="layout" svg:x1="22.717cm" svg:y1="1.89cm" svg:x2="23.225cm" svg:y2="2.906cm">
          <text:p/>
        </draw:line>
        <draw:line draw:style-name="gr6" draw:text-style-name="P2" draw:layer="layout" svg:x1="23.733cm" svg:y1="1.89cm" svg:x2="23.225cm" svg:y2="2.906cm">
          <text:p/>
        </draw:line>
        <draw:line draw:style-name="gr6" draw:text-style-name="P2" draw:layer="layout" svg:x1="23.225cm" svg:y1="2.779cm" svg:x2="23.225cm" svg:y2="3.541cm">
          <text:p/>
        </draw:line>
        <draw:line draw:style-name="gr6" draw:text-style-name="P2" draw:layer="layout" svg:x1="18.399cm" svg:y1="1.761cm" svg:x2="19.415cm" svg:y2="1.761cm">
          <text:p/>
        </draw:line>
        <draw:line draw:style-name="gr6" draw:text-style-name="P2" draw:layer="layout" svg:x1="18.399cm" svg:y1="1.761cm" svg:x2="18.907cm" svg:y2="2.777cm">
          <text:p/>
        </draw:line>
        <draw:line draw:style-name="gr6" draw:text-style-name="P2" draw:layer="layout" svg:x1="19.415cm" svg:y1="1.761cm" svg:x2="18.907cm" svg:y2="2.777cm">
          <text:p/>
        </draw:line>
        <draw:line draw:style-name="gr6" draw:text-style-name="P2" draw:layer="layout" svg:x1="18.907cm" svg:y1="2.65cm" svg:x2="18.907cm" svg:y2="3.412cm">
          <text:p/>
        </draw:line>
        <draw:line draw:style-name="gr6" draw:text-style-name="P2" draw:layer="layout" svg:x1="18.399cm" svg:y1="1.762cm" svg:x2="19.415cm" svg:y2="1.762cm">
          <text:p/>
        </draw:line>
        <draw:line draw:style-name="gr6" draw:text-style-name="P2" draw:layer="layout" svg:x1="18.399cm" svg:y1="1.762cm" svg:x2="18.907cm" svg:y2="2.778cm">
          <text:p/>
        </draw:line>
        <draw:line draw:style-name="gr6" draw:text-style-name="P2" draw:layer="layout" svg:x1="19.415cm" svg:y1="1.762cm" svg:x2="18.907cm" svg:y2="2.778cm">
          <text:p/>
        </draw:line>
        <draw:line draw:style-name="gr6" draw:text-style-name="P2" draw:layer="layout" svg:x1="18.907cm" svg:y1="2.651cm" svg:x2="18.907cm" svg:y2="3.413cm">
          <text:p/>
        </draw:line>
        <draw:line draw:style-name="gr6" draw:text-style-name="P2" draw:layer="layout" svg:x1="20.05cm" svg:y1="2.27cm" svg:x2="21.701cm" svg:y2="2.27cm">
          <text:p/>
        </draw:line>
        <draw:line draw:style-name="gr6" draw:text-style-name="P2" draw:layer="layout" svg:x1="21.701cm" svg:y1="2.27cm" svg:x2="21.32cm" svg:y2="2.778cm">
          <text:p/>
        </draw:line>
        <draw:line draw:style-name="gr6" draw:text-style-name="P2" draw:layer="layout" svg:x1="21.32cm" svg:y1="2.778cm" svg:x2="22.717cm" svg:y2="2.778cm">
          <text:p/>
        </draw:line>
        <draw:frame draw:style-name="gr7" draw:text-style-name="P4" draw:layer="layout" svg:width="15.738cm" svg:height="1.204cm" svg:x="1.645cm" svg:y="1.381cm">
          <draw:text-box>
            <text:p text:style-name="P4"><text:span text:style-name="T2">Ubiquity Hardware/Software Architecture</text:span></text:p>
          </draw:text-box>
        </draw:frame>
        <draw:line draw:style-name="gr8" draw:text-style-name="P5" draw:layer="layout" svg:x1="1.762cm" svg:y1="13.954cm" svg:x2="19.669cm" svg:y2="13.954cm">
          <text:p/>
        </draw:line>
        <draw:line draw:style-name="gr8" draw:text-style-name="P5" draw:layer="layout" svg:x1="19.669cm" svg:y1="13.954cm" svg:x2="19.669cm" svg:y2="20.431cm">
          <text:p/>
        </draw:line>
        <draw:line draw:style-name="gr8" draw:text-style-name="P5" draw:layer="layout" svg:x1="1.762cm" svg:y1="13.954cm" svg:x2="1.762cm" svg:y2="20.304cm">
          <text:p/>
        </draw:line>
        <draw:line draw:style-name="gr8" draw:text-style-name="P5" draw:layer="layout" svg:x1="1.73cm" svg:y1="20.33cm" svg:x2="19.637cm" svg:y2="20.33cm">
          <text:p/>
        </draw:line>
        <draw:frame draw:style-name="gr9" draw:text-style-name="P3" draw:layer="layout" svg:width="1.586cm" svg:height="0.729cm" svg:x="2.143cm" svg:y="14.241cm">
          <draw:text-box>
            <text:p text:style-name="P3">Frey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4:11:57.151854288</meta:creation-date>
    <dc:date>2015-05-24T14:49:24.582136005</dc:date>
    <meta:editing-duration>PT6M10S</meta:editing-duration>
    <meta:editing-cycles>1</meta:editing-cycles>
    <meta:document-statistic meta:object-count="51"/>
    <meta:generator>LibreOffice/4.2.7.2$Linux_X86_64 LibreOffice_project/420m0$Build-2</meta:generator>
  </office:meta>
</office:document-meta>
</file>